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2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9496" calcext:value-type="float">
            <text:p>141.5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6056" calcext:value-type="float">
            <text:p>140.6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744" calcext:value-type="float">
            <text:p>139.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1104" calcext:value-type="float">
            <text:p>141.4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9632" calcext:value-type="float">
            <text:p>143.3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1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0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0216" calcext:value-type="float">
            <text:p>135.8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0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5016" calcext:value-type="float">
            <text:p>136.1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0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304" calcext:value-type="float">
            <text:p>131.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0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8104" calcext:value-type="float">
            <text:p>132.6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0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9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896" calcext:value-type="float">
            <text:p>132.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9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9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5672" calcext:value-type="float">
            <text:p>130.7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0808" calcext:value-type="float">
            <text:p>130.6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9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5968" calcext:value-type="float">
            <text:p>130.0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2688" calcext:value-type="float">
            <text:p>130.4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9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852" calcext:value-type="float">
            <text:p>129.1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8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21256" calcext:value-type="float">
            <text:p>128.9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8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892" calcext:value-type="float">
            <text:p>128.5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988" calcext:value-type="float">
            <text:p>128.5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6248" calcext:value-type="float">
            <text:p>128.4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0968" calcext:value-type="float">
            <text:p>128.1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8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5392" calcext:value-type="float">
            <text:p>128.4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8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3976" calcext:value-type="float">
            <text:p>127.8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8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8992" calcext:value-type="float">
            <text:p>126.8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7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0456" calcext:value-type="float">
            <text:p>126.3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3696" calcext:value-type="float">
            <text:p>125.5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4744" calcext:value-type="float">
            <text:p>124.8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7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0576" calcext:value-type="float">
            <text:p>123.4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7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3168" calcext:value-type="float">
            <text:p>122.8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4602</text:p>
          </table:table-cell>
          <table:table-cell office:value-type="string" calcext:value-type="string">
            <text:p>196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